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office:font-face-decls>
  <office:automatic-styles>
    <style:style style:name="P1" style:family="paragraph" style:parent-style-name="Standard">
      <style:text-properties officeooo:paragraph-rsid="001285b1"/>
    </style:style>
    <style:style style:name="P2" style:family="paragraph" style:parent-style-name="Standard">
      <style:text-properties officeooo:rsid="001285b1" officeooo:paragraph-rsid="001285b1"/>
    </style:style>
    <style:style style:name="P3" style:family="paragraph" style:parent-style-name="Standard">
      <style:text-properties officeooo:rsid="001285b1" officeooo:paragraph-rsid="001316b5"/>
    </style:style>
    <style:style style:name="P4" style:family="paragraph" style:parent-style-name="Standard">
      <style:text-properties officeooo:rsid="00157b39" officeooo:paragraph-rsid="001285b1"/>
    </style:style>
    <style:style style:name="P5" style:family="paragraph" style:parent-style-name="Standard">
      <style:text-properties officeooo:rsid="0018b2ae" officeooo:paragraph-rsid="0018b2ae"/>
    </style:style>
    <style:style style:name="P6" style:family="paragraph" style:parent-style-name="Standard">
      <style:text-properties fo:font-variant="normal" fo:text-transform="none" style:font-name="Söhne Mono" fo:font-size="10.5pt" fo:letter-spacing="normal" fo:font-style="normal" fo:font-weight="normal" officeooo:rsid="0018b2ae" officeooo:paragraph-rsid="0018b2ae"/>
    </style:style>
    <style:style style:name="P7" style:family="paragraph" style:parent-style-name="Standard">
      <style:text-properties officeooo:rsid="001a8821" officeooo:paragraph-rsid="001a8821"/>
    </style:style>
    <style:style style:name="P8" style:family="paragraph" style:parent-style-name="Standard">
      <style:text-properties officeooo:rsid="001a8821" officeooo:paragraph-rsid="001a8821"/>
    </style:style>
    <style:style style:name="P9" style:family="paragraph" style:parent-style-name="Standard">
      <style:text-properties officeooo:rsid="001d1490" officeooo:paragraph-rsid="001d14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rear la tabla de Torneos</text:p>
      <text:p text:style-name="Standard">CREATE TABLE Torneos (</text:p>
      <text:p text:style-name="Standard"><text:s text:c="4"/>TorneoID INTEGER PRIMARY KEY,</text:p>
      <text:p text:style-name="Standard"><text:s text:c="4"/>Nombre TEXT,</text:p>
      <text:p text:style-name="Standard"><text:s text:c="4"/>Ubicacion TEXT,</text:p>
      <text:p text:style-name="Standard"><text:s text:c="4"/>FechaInicio DATE,</text:p>
      <text:p text:style-name="Standard"><text:s text:c="4"/>FechaFin DATE</text:p>
      <text:p text:style-name="Standard">);</text:p>
      <text:p text:style-name="Standard"/>
      <text:p text:style-name="Standard">-- Crear la tabla de Participantes</text:p>
      <text:p text:style-name="Standard">CREATE TABLE Participantes (</text:p>
      <text:p text:style-name="Standard"><text:s text:c="4"/>ParticipanteID INTEGER PRIMARY KEY,</text:p>
      <text:p text:style-name="Standard"><text:s text:c="4"/>Nombre TEXT,</text:p>
      <text:p text:style-name="Standard"><text:s text:c="4"/>Edad INTEGER,</text:p>
      <text:p text:style-name="Standard"><text:s text:c="4"/>Nacionalidad TEXT</text:p>
      <text:p text:style-name="Standard">);</text:p>
      <text:p text:style-name="Standard"/>
      <text:p text:style-name="P1">-- Insertar datos en la tabla de Participantes</text:p>
      <text:p text:style-name="P1">INSERT INTO Participantes (ParticipanteID, Nombre, Edad, Nacionalidad) VALUES</text:p>
      <text:p text:style-name="P1">(1, 'Juan Pérez', 28, 'España'),</text:p>
      <text:p text:style-name="P1">(2, 'María Gómez', 24, 'Argentina'),</text:p>
      <text:p text:style-name="P1">(3, 'Carlos Ruiz', 30, 'México'),</text:p>
      <text:p text:style-name="P1">(4, 'Ana López', 26, 'Chile'),</text:p>
      <text:p text:style-name="P1">(5, 'Pedro Martínez', 22, 'Perú'),</text:p>
      <text:p text:style-name="P1">(6, 'Laura Sánchez', 29, 'Colombia'),</text:p>
      <text:p text:style-name="P1">(7, 'Luis Fernández', 25, 'Brasil'),</text:p>
      <text:p text:style-name="P1">(8, 'Marta Díaz', 27, 'Venezuela');</text:p>
      <text:p text:style-name="P1"/>
      <text:p text:style-name="P1">-- Insertar datos en la tabla de Torneos</text:p>
      <text:p text:style-name="P1">INSERT INTO Torneos (TorneoID, Nombre, Ubicacion, FechaInicio, FechaFin) VALUES</text:p>
      <text:p text:style-name="P1">(1, 'Open de España', 'Madrid', '2024-06-01', '2024-06-10'),</text:p>
      <text:p text:style-name="P1">(2, 'Copa América', 'Buenos Aires', '2024-07-01', '2024-07-08');</text:p>
      <text:p text:style-name="Standard"/>
      <text:p text:style-name="Standard">-- Crear la tabla de Partidos con claves foráneas</text:p>
      <text:p text:style-name="Standard">CREATE TABLE Partidos (</text:p>
      <text:p text:style-name="Standard"><text:s text:c="4"/>PartidoID INTEGER PRIMARY KEY,</text:p>
      <text:p text:style-name="Standard"><text:s text:c="4"/>TorneoID INTEGER,</text:p>
      <text:p text:style-name="Standard"><text:s text:c="4"/>Participante1ID INTEGER,</text:p>
      <text:p text:style-name="Standard"><text:s text:c="4"/>Participante2ID INTEGER,</text:p>
      <text:p text:style-name="Standard"><text:s text:c="4"/>Fecha DATE,</text:p>
      <text:p text:style-name="Standard"><text:s text:c="4"/>FOREIGN KEY (TorneoID) REFERENCES Torneos(TorneoID),</text:p>
      <text:p text:style-name="Standard"><text:s text:c="4"/>FOREIGN KEY (Participante1ID) REFERENCES Participantes(ParticipanteID),</text:p>
      <text:p text:style-name="Standard"><text:s text:c="4"/>FOREIGN KEY (Participante2ID) REFERENCES Participantes(ParticipanteID)</text:p>
      <text:p text:style-name="Standard">);</text:p>
      <text:p text:style-name="Standard"/>
      <text:p text:style-name="P1">-- Insertar datos en la tabla de Partidos</text:p>
      <text:p text:style-name="P1">INSERT INTO Partidos (PartidoID, TorneoID, Participante1ID, Participante2ID, Fecha) VALUES</text:p>
      <text:p text:style-name="P1">(1, 1, 1, 2, '2024-06-01'),</text:p>
      <text:p text:style-name="P1">(2, 1, 3, 4, '2024-06-02'),</text:p>
      <text:p text:style-name="P1">(3, 2, 5, 6, '2024-07-01'),</text:p>
      <text:p text:style-name="P1">(4, 2, 7, 8, '2024-07-02');</text:p>
      <text:p text:style-name="P1"/>
      <text:p text:style-name="P2"><text:soft-page-break/>CONSULTAS</text:p>
      <text:p text:style-name="P2"/>
      <text:p text:style-name="P2">INNER JOIN</text:p>
      <text:p text:style-name="P2"/>
      <text:p text:style-name="P2">El INNER JOIN devuelve las filas cuando hay una coincidencia en ambas tablas.</text:p>
      <text:p text:style-name="P2"/>
      <text:p text:style-name="P2">Ejemplo 1: Obtener los detalles de todos los partidos junto con la información del torneo correspondiente:</text:p>
      <text:p text:style-name="P1"><text:span text:style-name="Strong_20_Emphasis"/></text:p>
      <text:p text:style-name="P2">SELECT Partidos.PartidoID, Torneos.Nombre AS TorneoNombre, Torneos.Ubicacion, Partidos.Fecha</text:p>
      <text:p text:style-name="P2">FROM Partidos</text:p>
      <text:p text:style-name="P2">INNER JOIN Torneos ON Partidos.TorneoID = Torneos.TorneoID;</text:p>
      <text:p text:style-name="P2"/>
      <text:p text:style-name="P2">Ejemplo 2: Obtener los detalles de los partidos junto con la información de los participantes:</text:p>
      <text:p text:style-name="P2"/>
      <text:p text:style-name="P2">SELECT </text:p>
      <text:p text:style-name="P2"><text:s text:c="4"/>Partidos.PartidoID, </text:p>
      <text:p text:style-name="P2"><text:s text:c="4"/>Torneos.Nombre AS TorneoNombre, </text:p>
      <text:p text:style-name="P2"><text:s text:c="4"/>Participante1.Nombre AS Participante1Nombre, </text:p>
      <text:p text:style-name="P2"><text:s text:c="4"/>Participante2.Nombre AS Participante2Nombre, </text:p>
      <text:p text:style-name="P2"><text:s text:c="4"/>Partidos.Fecha</text:p>
      <text:p text:style-name="P2">FROM Partidos</text:p>
      <text:p text:style-name="P2">INNER JOIN Torneos ON Partidos.TorneoID = Torneos.TorneoID</text:p>
      <text:p text:style-name="P2">INNER JOIN Participantes AS Participante1 ON Partidos.Participante1ID = Participante1.ParticipanteID</text:p>
      <text:p text:style-name="P2">INNER JOIN Participantes AS Participante2 ON Partidos.Participante2ID = Participante2.ParticipanteID;</text:p>
      <text:p text:style-name="P2"/>
      <text:p text:style-name="P2">LEFT JOIN</text:p>
      <text:p text:style-name="P2">El LEFT JOIN devuelve todas las filas de la tabla de la izquierda (Partidos), y las filas coincidentes de la tabla de la derecha (Torneos). Si no hay coincidencia, el resultado es NULL desde la tabla de la derecha.</text:p>
      <text:p text:style-name="P2"/>
      <text:p text:style-name="P2">Ejemplo: Obtener todos los partidos y la información del torneo, incluyendo los partidos que no tienen torneo asociado:</text:p>
      <text:p text:style-name="P2"/>
      <text:p text:style-name="P2">SELECT Partidos.PartidoID, Partidos.TorneoID, Torneos.Nombre AS TorneoNombre, Partidos.Fecha</text:p>
      <text:p text:style-name="P2">FROM Partidos</text:p>
      <text:p text:style-name="P2">LEFT JOIN Torneos ON Partidos.TorneoID = Torneos.TorneoID;</text:p>
      <text:p text:style-name="P2"/>
      <text:p text:style-name="P2"/>
      <text:p text:style-name="P2">Emulación de RIGHT JOIN</text:p>
      <text:p text:style-name="P2">Ejemplo de Emulación de RIGHT JOIN: Obtener todos los torneos y la información de los partidos, incluyendo los torneos que no tienen partidos asociados:</text:p>
      <text:p text:style-name="P2"/>
      <text:p text:style-name="P2">Para este ejemplo, vamos a suponer que hay un torneo que no tiene ningún partido asociado en la tabla Partidos.</text:p>
      <text:p text:style-name="P2"/>
      <text:p text:style-name="P3">***</text:p>
      <text:p text:style-name="P3">INSERT INTO Torneos (TorneoID, Nombre, Ubicacion, FechaInicio, FechaFin) VALUES</text:p>
      <text:p text:style-name="P3"><text:soft-page-break/>(3, 'Torneo Fantasma', 'Desconocida', '2024-08-01', '2024-08-05');</text:p>
      <text:p text:style-name="P3"/>
      <text:p text:style-name="P3">***</text:p>
      <text:p text:style-name="P2"/>
      <text:p text:style-name="P2">-- Emulación de RIGHT JOIN</text:p>
      <text:p text:style-name="P2">SELECT Partidos.PartidoID, Torneos.TorneoID, Torneos.Nombre AS TorneoNombre, Partidos.Fecha</text:p>
      <text:p text:style-name="P2">FROM Torneos</text:p>
      <text:p text:style-name="P2">LEFT JOIN Partidos ON Torneos.TorneoID = Partidos.TorneoID;</text:p>
      <text:p text:style-name="P2"/>
      <text:p text:style-name="P2"/>
      <text:p text:style-name="P2">En este caso, el resultado incluirá el "Torneo Fantasma" aunque no tenga partidos asociados, mostrando NULL para los campos de la tabla Partidos.</text:p>
      <text:p text:style-name="P2"/>
      <text:p text:style-name="P2">Emulación de FULL OUTER JOIN</text:p>
      <text:p text:style-name="P2">Ejemplo de Emulación de FULL OUTER JOIN: Obtener todos los torneos y todos los partidos, combinando ambas tablas y mostrando NULLs donde no haya coincidencias:</text:p>
      <text:p text:style-name="P2"/>
      <text:p text:style-name="P2">Para este ejemplo, vamos a suponer que además de un torneo sin partidos, hay un partido que no tiene torneo asociado (esto puede suceder si, por error, un partido se insertó sin una referencia válida a un torneo).</text:p>
      <text:p text:style-name="P2"/>
      <text:p text:style-name="P3">***</text:p>
      <text:p text:style-name="P3">INSERT INTO Partidos (PartidoID, TorneoID, Participante1ID, Participante2ID, Fecha) VALUES</text:p>
      <text:p text:style-name="P3">(5, NULL, 1, 3, '2024-08-01');</text:p>
      <text:p text:style-name="P3"/>
      <text:p text:style-name="P3">***</text:p>
      <text:p text:style-name="P3"/>
      <text:p text:style-name="P3">-- Emulación de FULL OUTER JOIN</text:p>
      <text:p text:style-name="P3">SELECT Partidos.PartidoID, Torneos.TorneoID, Torneos.Nombre AS TorneoNombre, Partidos.Fecha</text:p>
      <text:p text:style-name="P3">FROM Partidos</text:p>
      <text:p text:style-name="P3">LEFT JOIN Torneos ON Partidos.TorneoID = Torneos.TorneoID</text:p>
      <text:p text:style-name="P3"/>
      <text:p text:style-name="P3">UNION</text:p>
      <text:p text:style-name="P3"/>
      <text:p text:style-name="P3">SELECT Partidos.PartidoID, Torneos.TorneoID, Torneos.Nombre AS TorneoNombre, Partidos.Fecha</text:p>
      <text:p text:style-name="P3">FROM Torneos</text:p>
      <text:p text:style-name="P3">LEFT JOIN Partidos ON Torneos.TorneoID = Partidos.TorneoID;</text:p>
      <text:p text:style-name="P2"/>
      <text:p text:style-name="P2"/>
      <text:p text:style-name="P2"/>
      <text:p text:style-name="P2"/>
      <text:p text:style-name="P2"/>
      <text:p text:style-name="P2"/>
      <text:p text:style-name="P5">cuarta tabla</text:p>
      <text:p text:style-name="P5"/>
      <text:p text:style-name="P6">-- Crear la tabla de sponsors</text:p>
      <text:p text:style-name="P5">CREATE TABLE Sponsors (</text:p>
      <text:p text:style-name="P5"><text:s text:c="4"/>SponsorID INTEGER PRIMARY KEY,</text:p>
      <text:p text:style-name="P5"><text:s text:c="4"/>Nombre TEXT</text:p>
      <text:p text:style-name="P5"><text:soft-page-break/>);</text:p>
      <text:p text:style-name="P5"/>
      <text:p text:style-name="P5">-- Insertar datos de sponsors</text:p>
      <text:p text:style-name="P5">INSERT INTO Sponsors (SponsorID, Nombre) VALUES</text:p>
      <text:p text:style-name="P5">(1, 'Nike'),</text:p>
      <text:p text:style-name="P5">(2, 'Adidas'),</text:p>
      <text:p text:style-name="P5">(3, 'Puma'),</text:p>
      <text:p text:style-name="P5">(4, 'Reebok'),</text:p>
      <text:p text:style-name="P5">(5, 'Under Armour'),</text:p>
      <text:p text:style-name="P5">(6, 'New Balance'),</text:p>
      <text:p text:style-name="P5">(7, 'Asics'),</text:p>
      <text:p text:style-name="P5">(8, 'Fila'),</text:p>
      <text:p text:style-name="P5">(9, 'Lotto'),</text:p>
      <text:p text:style-name="P5">(10, 'Kappa');</text:p>
      <text:p text:style-name="P2"/>
      <text:p text:style-name="P4">-- Crear tabla de relación entre jugadores y sponsors</text:p>
      <text:p text:style-name="P4">CREATE TABLE Jugador_Sponsor (</text:p>
      <text:p text:style-name="P4"><text:s text:c="4"/>JugadorID INTEGER,</text:p>
      <text:p text:style-name="P4"><text:s text:c="4"/>SponsorID INTEGER,</text:p>
      <text:p text:style-name="P4"><text:s text:c="4"/>PRIMARY KEY (JugadorID, SponsorID),</text:p>
      <text:p text:style-name="P4"><text:s text:c="4"/>FOREIGN KEY (JugadorID) REFERENCES Participantes(ParticipanteID),</text:p>
      <text:p text:style-name="P4"><text:s text:c="4"/>FOREIGN KEY (SponsorID) REFERENCES Sponsors(SponsorID)</text:p>
      <text:p text:style-name="P4">);</text:p>
      <text:p text:style-name="P4"/>
      <text:p text:style-name="P4"/>
      <text:p text:style-name="P4">-- Insertar datos de relación entre jugadores y sponsors</text:p>
      <text:p text:style-name="P4"/>
      <text:p text:style-name="P4">INSERT INTO Jugador_Sponsor (JugadorID, SponsorID) VALUES</text:p>
      <text:p text:style-name="P4">(1, 1), (1, 2), (1, 3); <text:s/>-- Juan Pérez patrocinado por Nike, Adidas y Puma</text:p>
      <text:p text:style-name="P4"/>
      <text:p text:style-name="P4"/>
      <text:p text:style-name="P4">INSERT INTO Jugador_Sponsor (JugadorID, SponsorID) VALUES</text:p>
      <text:p text:style-name="P4">(2, 2), (2, 3), (2, 4); <text:s/>-- María Gómez patrocinada por Adidas, Puma y Reebok</text:p>
      <text:p text:style-name="P4"/>
      <text:p text:style-name="P4">INSERT INTO Jugador_Sponsor (JugadorID, SponsorID) VALUES</text:p>
      <text:p text:style-name="P4">(3, 3), (3, 4), (3, 5); <text:s/>-- Carlos Ruiz patrocinado por Puma, Reebok y Under Armour</text:p>
      <text:p text:style-name="P4"/>
      <text:p text:style-name="P4">INSERT INTO Jugador_Sponsor (JugadorID, SponsorID) VALUES</text:p>
      <text:p text:style-name="P4">(4, 4), (4, 5), (4, 6); <text:s/>-- Ana López patrocinada por Reebok, Under Armour y New Balance</text:p>
      <text:p text:style-name="P4"/>
      <text:p text:style-name="P4">INSERT INTO Jugador_Sponsor (JugadorID, SponsorID) VALUES</text:p>
      <text:p text:style-name="P4">(5, 5), (5, 6), (5, 7); <text:s/>-- Pedro Martínez patrocinado por Under Armour, New Balance y Asics</text:p>
      <text:p text:style-name="P4"/>
      <text:p text:style-name="P4">INSERT INTO Jugador_Sponsor (JugadorID, SponsorID) VALUES</text:p>
      <text:p text:style-name="P4">(6, 6), (6, 7), (6, 8); <text:s/>-- Laura Sánchez patrocinada por New Balance, Asics y Fila</text:p>
      <text:p text:style-name="P4"/>
      <text:p text:style-name="P4">INSERT INTO Jugador_Sponsor (JugadorID, SponsorID) VALUES</text:p>
      <text:p text:style-name="P4">(7, 7), (7, 8), (7, 9); <text:s/>-- Luis Fernández patrocinado por Asics, Fila y Lotto</text:p>
      <text:p text:style-name="P4"/>
      <text:p text:style-name="P4">INSERT INTO Jugador_Sponsor (JugadorID, SponsorID) VALUES</text:p>
      <text:p text:style-name="P4">(8, 8), (8, 9), (8, 10); <text:s/>-- Marta Díaz patrocinada por Fila, Lotto y Kappa</text:p>
      <text:p text:style-name="P4"/>
      <text:p text:style-name="P4"><text:soft-page-break/>INSERT INTO Jugador_Sponsor (JugadorID, SponsorID) VALUES</text:p>
      <text:p text:style-name="P4">(9, 9), (9, 10), (9, 1); <text:s/>-- David Torres patrocinado por Lotto, Kappa y Nike</text:p>
      <text:p text:style-name="P4"/>
      <text:p text:style-name="P4">INSERT INTO Jugador_Sponsor (JugadorID, SponsorID) VALUES</text:p>
      <text:p text:style-name="P4">(10, 10), (10, 1), (10, 2); <text:s/>-- Sofía Martínez patrocinada por Kappa, Nike y Adidas</text:p>
      <text:p text:style-name="P4"/>
      <text:p text:style-name="P7">SUBCONSULTAS</text:p>
      <text:p text:style-name="P7"/>
      <text:p text:style-name="P7">Ejemplo 1: Obtener el nombre y la edad del participante más joven</text:p>
      <text:p text:style-name="P7"/>
      <text:p text:style-name="P7">SELECT Nombre, Edad</text:p>
      <text:p text:style-name="P7">FROM Participantes</text:p>
      <text:p text:style-name="P7">WHERE Edad = (SELECT MIN(Edad) FROM Participantes);</text:p>
      <text:p text:style-name="P7"/>
      <text:p text:style-name="P7">Ejemplo 2: Obtener los nombres de los participantes que han jugado en el "Open de España"</text:p>
      <text:p text:style-name="P7"/>
      <text:p text:style-name="P7">SELECT DISTINCT p.Nombre</text:p>
      <text:p text:style-name="P7">FROM Participantes p</text:p>
      <text:p text:style-name="P7">WHERE p.ParticipanteID IN (</text:p>
      <text:p text:style-name="P7"><text:s text:c="4"/>SELECT pa.Participante1ID FROM Partidos pa</text:p>
      <text:p text:style-name="P7"><text:s text:c="4"/>WHERE pa.TorneoID = (SELECT TorneoID FROM Torneos WHERE Nombre = 'Open de España')</text:p>
      <text:p text:style-name="P7"><text:s text:c="4"/>UNION</text:p>
      <text:p text:style-name="P7"><text:s text:c="4"/>SELECT pa.Participante2ID FROM Partidos pa</text:p>
      <text:p text:style-name="P7"><text:s text:c="4"/>WHERE pa.TorneoID = (SELECT TorneoID FROM Torneos WHERE Nombre = 'Open de España')</text:p>
      <text:p text:style-name="P7">);</text:p>
      <text:p text:style-name="P7"/>
      <text:p text:style-name="P7">Ejemplo 3: Obtener los detalles de los partidos que tienen participantes patrocinados por "Nike"</text:p>
      <text:p text:style-name="P7"/>
      <text:p text:style-name="P7">SELECT p.PartidoID, t.Nombre AS TorneoNombre, part1.Nombre AS Participante1Nombre, part2.Nombre AS Participante2Nombre, p.Fecha</text:p>
      <text:p text:style-name="P7">FROM Partidos p</text:p>
      <text:p text:style-name="P7">INNER JOIN Torneos t ON p.TorneoID = t.TorneoID</text:p>
      <text:p text:style-name="P7">INNER JOIN Participantes part1 ON p.Participante1ID = part1.ParticipanteID</text:p>
      <text:p text:style-name="P7">INNER JOIN Participantes part2 ON p.Participante2ID = part2.ParticipanteID</text:p>
      <text:p text:style-name="P7">WHERE part1.ParticipanteID IN (SELECT JugadorID FROM Jugador_Sponsor WHERE SponsorID = (SELECT SponsorID FROM Sponsors WHERE Nombre = 'Nike'))</text:p>
      <text:p text:style-name="P7"><text:s text:c="3"/>OR part2.ParticipanteID IN (SELECT JugadorID FROM Jugador_Sponsor WHERE SponsorID = (SELECT SponsorID FROM Sponsors WHERE Nombre = 'Nike'));</text:p>
      <text:p text:style-name="P7"/>
      <text:p text:style-name="P7">Ejemplo 4: Listar los torneos que no tienen partidos asociados</text:p>
      <text:p text:style-name="P7"/>
      <text:p text:style-name="P7">SELECT Nombre, Ubicacion, FechaInicio, FechaFin</text:p>
      <text:p text:style-name="P7">FROM Torneos</text:p>
      <text:p text:style-name="P7">WHERE TorneoID NOT IN (SELECT DISTINCT TorneoID FROM Partidos);</text:p>
      <text:p text:style-name="P7"/>
      <text:p text:style-name="P7">Ejemplo 5: Encontrar los nombres de los sponsors que patrocinan a más de tres jugadores</text:p>
      <text:p text:style-name="P7"/>
      <text:p text:style-name="P7">SELECT s.Nombre</text:p>
      <text:p text:style-name="P7">FROM Sponsors s</text:p>
      <text:p text:style-name="P7"><text:soft-page-break/>WHERE (SELECT COUNT(*) FROM Jugador_Sponsor js WHERE js.SponsorID = s.SponsorID) &gt; 3;</text:p>
      <text:p text:style-name="P7"/>
      <text:p text:style-name="P7">Ejemplo 6: Obtener el número de partidos que ha jugado cada participante</text:p>
      <text:p text:style-name="P7"/>
      <text:p text:style-name="P7">SELECT p.Nombre, (</text:p>
      <text:p text:style-name="P7"><text:s text:c="4"/>SELECT COUNT(*)</text:p>
      <text:p text:style-name="P7"><text:s text:c="4"/>FROM Partidos pa</text:p>
      <text:p text:style-name="P7"><text:s text:c="4"/>WHERE pa.Participante1ID = p.ParticipanteID OR pa.Participante2ID = p.ParticipanteID</text:p>
      <text:p text:style-name="P7">) AS NumeroDePartidos</text:p>
      <text:p text:style-name="P7">FROM Participantes p;</text:p>
      <text:p text:style-name="P7"/>
      <text:p text:style-name="P7">Ejemplo 7: Listar los torneos y la cantidad de partidos asociados a cada uno</text:p>
      <text:p text:style-name="P7"/>
      <text:p text:style-name="P7">SELECT t.Nombre, t.Ubicacion, (</text:p>
      <text:p text:style-name="P7"><text:s text:c="4"/>SELECT COUNT(*)</text:p>
      <text:p text:style-name="P7"><text:s text:c="4"/>FROM Partidos pa</text:p>
      <text:p text:style-name="P7"><text:s text:c="4"/>WHERE pa.TorneoID = t.TorneoID</text:p>
      <text:p text:style-name="P7">) AS NumeroDePartidos</text:p>
      <text:p text:style-name="P7">FROM Torneos t;</text:p>
      <text:p text:style-name="P7"/>
      <text:p text:style-name="P7">Ejemplo 8: Obtener los nombres de los participantes que tienen más de un sponsor</text:p>
      <text:p text:style-name="P7"/>
      <text:p text:style-name="P7">SELECT p.Nombre</text:p>
      <text:p text:style-name="P7">FROM Participantes p</text:p>
      <text:p text:style-name="P7">WHERE (SELECT COUNT(*) FROM Jugador_Sponsor js WHERE js.JugadorID = p.ParticipanteID) &gt; 1;</text:p>
      <text:p text:style-name="P7"/>
      <text:p text:style-name="P7">Ejemplo 9: Encontrar los nombres de los torneos donde participó "Juan Pérez"</text:p>
      <text:p text:style-name="P7"/>
      <text:p text:style-name="P7">SELECT DISTINCT t.Nombre</text:p>
      <text:p text:style-name="P7">FROM Torneos t</text:p>
      <text:p text:style-name="P7">WHERE t.TorneoID IN (</text:p>
      <text:p text:style-name="P7"><text:s text:c="4"/>SELECT pa.TorneoID FROM Partidos pa</text:p>
      <text:p text:style-name="P7"><text:s text:c="4"/>WHERE pa.Participante1ID = (SELECT ParticipanteID FROM Participantes WHERE Nombre = 'Juan Pérez')</text:p>
      <text:p text:style-name="P7"><text:s text:c="7"/>OR pa.Participante2ID = (SELECT ParticipanteID FROM Participantes WHERE Nombre = 'Juan Pérez')</text:p>
      <text:p text:style-name="P7">);</text:p>
      <text:p text:style-name="P7"/>
      <text:p text:style-name="P7">Ejemplo 10: Listar los nombres de los torneos que tuvieron al menos un partido el '2024-06-01'</text:p>
      <text:p text:style-name="P7"/>
      <text:p text:style-name="P7">SELECT DISTINCT t.Nombre</text:p>
      <text:p text:style-name="P7">FROM Torneos t</text:p>
      <text:p text:style-name="P7">WHERE t.TorneoID IN (</text:p>
      <text:p text:style-name="P7"><text:s text:c="4"/>SELECT p.TorneoID</text:p>
      <text:p text:style-name="P7"><text:s text:c="4"/>FROM Partidos p</text:p>
      <text:p text:style-name="P7"><text:s text:c="4"/>WHERE p.Fecha = '2024-06-01'</text:p>
      <text:p text:style-name="P7">);</text:p>
      <text:p text:style-name="P7"/>
      <text:p text:style-name="P7"/>
      <text:p text:style-name="P7"/>
      <text:p text:style-name="P7"><text:soft-page-break/>AÑADIR GENERO A LAS TABLAS</text:p>
      <text:p text:style-name="P7"/>
      <text:p text:style-name="P7">Añadir la columna Genero a la tabla Participantes</text:p>
      <text:p text:style-name="P7"/>
      <text:p text:style-name="P7">ALTER TABLE Participantes ADD COLUMN Genero TEXT;</text:p>
      <text:p text:style-name="P7"/>
      <text:p text:style-name="P7">Actualizar la tabla Participantes con los géneros (esto es solo un ejemplo y debes actualizar con los datos correctos)</text:p>
      <text:p text:style-name="P7"/>
      <text:p text:style-name="P7">UPDATE Participantes SET Genero = 'Hombre' WHERE ParticipanteID IN (1, 3, 5, 7, 9, 11, 13, 15, 17, 19); <text:s/>-- IDs de los hombres</text:p>
      <text:p text:style-name="P7">UPDATE Participantes SET Genero = 'Mujer' WHERE ParticipanteID IN (2, 4, 6, 8, 10, 12, 14, 16, 18, 20); <text:s/>-- IDs de las mujeres</text:p>
      <text:p text:style-name="P7"/>
      <text:p text:style-name="P7">Calcular la edad promedio de los participantes</text:p>
      <text:p text:style-name="P7"/>
      <text:p text:style-name="P7">SELECT AVG(Edad) AS EdadPromedio FROM Participantes;</text:p>
      <text:p text:style-name="P7"/>
      <text:p text:style-name="P7">Calcular el porcentaje de hombres y mujeres por encima de la edad promedio</text:p>
      <text:p text:style-name="P7"/>
      <text:p text:style-name="P7">WITH EdadPromedio AS (</text:p>
      <text:p text:style-name="P7"><text:s text:c="4"/>SELECT AVG(Edad) AS Promedio FROM Participantes</text:p>
      <text:p text:style-name="P7">),</text:p>
      <text:p text:style-name="P7">ParticipantesPorEncimaPromedio AS (</text:p>
      <text:p text:style-name="P7"><text:s text:c="4"/>SELECT Genero, COUNT(*) AS Total</text:p>
      <text:p text:style-name="P7"><text:s text:c="4"/>FROM Participantes</text:p>
      <text:p text:style-name="P7"><text:s text:c="4"/>WHERE Edad &gt; (SELECT Promedio FROM EdadPromedio)</text:p>
      <text:p text:style-name="P7"><text:s text:c="4"/>GROUP BY Genero</text:p>
      <text:p text:style-name="P7">),</text:p>
      <text:p text:style-name="P7">TotalParticipantes AS (</text:p>
      <text:p text:style-name="P7"><text:s text:c="4"/>SELECT Genero, COUNT(*) AS Total</text:p>
      <text:p text:style-name="P7"><text:s text:c="4"/>FROM Participantes</text:p>
      <text:p text:style-name="P7"><text:s text:c="4"/>GROUP BY Genero</text:p>
      <text:p text:style-name="P7">)</text:p>
      <text:p text:style-name="P7">SELECT </text:p>
      <text:p text:style-name="P7"><text:s text:c="4"/>p.Genero, </text:p>
      <text:p text:style-name="P7"><text:s text:c="4"/>ROUND((p.Total * 100.0 / t.Total), 2) AS Porcentaje</text:p>
      <text:p text:style-name="P7">FROM ParticipantesPorEncimaPromedio p</text:p>
      <text:p text:style-name="P7">JOIN TotalParticipantes t ON p.Genero = t.Gene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EXTRA</text:p>
      <text:p text:style-name="P9"/>
      <text:p text:style-name="P9">Borrar información con claves primarias:<text:line-break/><text:line-break/>Sí, se puede modificar una tabla que tiene una clave primaria (PRIMARY KEY) y que está relacionada con una clave externa (FOREIGN KEY) en otra tabla. Sin embargo, hay algunas consideraciones importantes y restricciones que debes tener en cuenta al hacerlo para mantener la integridad referencial en la base de datos.</text:p>
      <text:p text:style-name="P9"/>
      <text:p text:style-name="P9">Modificar Datos</text:p>
      <text:p text:style-name="P9">Actualizar Clave Primaria</text:p>
      <text:p text:style-name="P9">Actualizar una clave primaria puede ser complejo si esta clave es referenciada por claves externas en otras tablas. En muchos sistemas de gestión de bases de datos relacionales (RDBMS), las operaciones de actualización en claves primarias están restringidas o deben ser manejadas con cuidado.</text:p>
      <text:p text:style-name="P9"/>
      <text:p text:style-name="P9">Por ejemplo, en MySQL, puedes habilitar el comportamiento de actualización en cascada para las claves externas, lo que permite que los cambios en la clave primaria se reflejen automáticamente en las tablas relacionadas.</text:p>
      <text:p text:style-name="P9"/>
      <text:p text:style-name="P9">sql</text:p>
      <text:p text:style-name="P9">Copiar código</text:p>
      <text:p text:style-name="P9">-- Crear tablas con ON UPDATE CASCADE</text:p>
      <text:p text:style-name="P9">CREATE TABLE clientes (</text:p>
      <text:p text:style-name="P9"><text:s text:c="4"/>id_cliente INT PRIMARY KEY,</text:p>
      <text:p text:style-name="P9"><text:s text:c="4"/>nombre VARCHAR(255),</text:p>
      <text:p text:style-name="P9"><text:s text:c="4"/>email VARCHAR(255)</text:p>
      <text:p text:style-name="P9">);</text:p>
      <text:p text:style-name="P9"/>
      <text:p text:style-name="P9">CREATE TABLE pedidos (</text:p>
      <text:p text:style-name="P9"><text:s text:c="4"/>id_pedido INT PRIMARY KEY,</text:p>
      <text:p text:style-name="P9"><text:s text:c="4"/>fecha DATE,</text:p>
      <text:p text:style-name="P9"><text:s text:c="4"/>id_cliente INT,</text:p>
      <text:p text:style-name="P9"><text:s text:c="4"/>FOREIGN KEY (id_cliente) REFERENCES clientes(id_cliente)</text:p>
      <text:p text:style-name="P9"><text:s text:c="4"/>ON UPDATE CASCADE</text:p>
      <text:p text:style-name="P9">);</text:p>
      <text:p text:style-name="P9">Con esta configuración, al actualizar id_cliente en la tabla clientes, los cambios se reflejarán automáticamente en la tabla pedidos.</text:p>
      <text:p text:style-name="P9"/>
      <text:p text:style-name="P9">Ejemplo de actualización:</text:p>
      <text:p text:style-name="P9">sql</text:p>
      <text:p text:style-name="P9">Copiar código</text:p>
      <text:p text:style-name="P9">-- Actualizar la clave primaria</text:p>
      <text:p text:style-name="P9">UPDATE clientes</text:p>
      <text:p text:style-name="P9">SET id_cliente = 13</text:p>
      <text:p text:style-name="P9">WHERE id_cliente = 1;</text:p>
      <text:p text:style-name="P9">Modificar la Estructura de la Tabla</text:p>
      <text:p text:style-name="P9">Cambiar Clave Primaria</text:p>
      <text:p text:style-name="P9">Para cambiar la clave primaria de una tabla, debes realizar los siguientes pasos:</text:p>
      <text:p text:style-name="P9"/>
      <text:p text:style-name="P9">Eliminar la Clave Externa: Primero, elimina la clave externa de la tabla relacionada.</text:p>
      <text:p text:style-name="P9">Modificar la Clave Primaria: Realiza los cambios necesarios en la clave primaria.</text:p>
      <text:p text:style-name="P9"><text:soft-page-break/>Restablecer la Clave Externa: Vuelve a crear la clave externa en la tabla relacionada.</text:p>
      <text:p text:style-name="P9">Ejemplo:</text:p>
      <text:p text:style-name="P9"/>
      <text:p text:style-name="P9">Eliminar la clave externa:</text:p>
      <text:p text:style-name="P9">sql</text:p>
      <text:p text:style-name="P9">Copiar código</text:p>
      <text:p text:style-name="P9">ALTER TABLE pedidos DROP FOREIGN KEY fk_id_cliente;</text:p>
      <text:p text:style-name="P9">Modificar la clave primaria:</text:p>
      <text:p text:style-name="P9">sql</text:p>
      <text:p text:style-name="P9">Copiar código</text:p>
      <text:p text:style-name="P9">ALTER TABLE clientes MODIFY COLUMN id_cliente INT NOT NULL;</text:p>
      <text:p text:style-name="P9">ALTER TABLE clientes DROP PRIMARY KEY;</text:p>
      <text:p text:style-name="P9">ALTER TABLE clientes ADD PRIMARY KEY (nueva_columna);</text:p>
      <text:p text:style-name="P9">Restablecer la clave externa:</text:p>
      <text:p text:style-name="P9">sql</text:p>
      <text:p text:style-name="P9">Copiar código</text:p>
      <text:p text:style-name="P9">ALTER TABLE pedidos ADD CONSTRAINT fk_id_cliente</text:p>
      <text:p text:style-name="P9">FOREIGN KEY (id_cliente) REFERENCES clientes(nueva_columna)</text:p>
      <text:p text:style-name="P9">ON UPDATE CASCADE;</text:p>
      <text:p text:style-name="P9">Consideraciones Importantes</text:p>
      <text:p text:style-name="P9">Integridad Referencial: Siempre asegúrate de que las relaciones entre las tablas se mantienen intactas para evitar inconsistencias en los datos.</text:p>
      <text:p text:style-name="P9">Transacciones: Utiliza transacciones para realizar cambios complejos. Esto asegura que todos los cambios se realicen correctamente o ninguno en caso de error.</text:p>
      <text:p text:style-name="P9">Pruebas: Antes de realizar cambios en una base de datos de producción, prueba los cambios en un entorno de desarrollo para asegurarte de que no causarán problemas.</text:p>
      <text:p text:style-name="P9">Ejemplo Completo</text:p>
      <text:p text:style-name="P9">Imagina que necesitas cambiar la clave primaria id_cliente en la tabla clientes y que esta clave es referenciada por la tabla pedidos. Aquí tienes un ejemplo de cómo hacerlo de manera segura:</text:p>
      <text:p text:style-name="P9"/>
      <text:p text:style-name="P9">sql</text:p>
      <text:p text:style-name="P9">Copiar código</text:p>
      <text:p text:style-name="P9">-- Iniciar una transacción</text:p>
      <text:p text:style-name="P9">START TRANSACTION;</text:p>
      <text:p text:style-name="P9"/>
      <text:p text:style-name="P9">-- Eliminar la clave externa</text:p>
      <text:p text:style-name="P9">ALTER TABLE pedidos DROP FOREIGN KEY fk_id_cliente;</text:p>
      <text:p text:style-name="P9"/>
      <text:p text:style-name="P9">-- Cambiar la clave primaria en la tabla clientes</text:p>
      <text:p text:style-name="P9">UPDATE clientes SET id_cliente = 13 WHERE id_cliente = 1;</text:p>
      <text:p text:style-name="P9"/>
      <text:p text:style-name="P9">-- Restablecer la clave externa</text:p>
      <text:p text:style-name="P9">ALTER TABLE pedidos ADD CONSTRAINT fk_id_cliente</text:p>
      <text:p text:style-name="P9">FOREIGN KEY (id_cliente) REFERENCES clientes(id_cliente)</text:p>
      <text:p text:style-name="P9">ON UPDATE CASCADE;</text:p>
      <text:p text:style-name="P9"/>
      <text:p text:style-name="P9">-- Confirmar la transacción</text:p>
      <text:p text:style-name="P9">COMMIT;</text:p>
      <text:p text:style-name="P9">Este ejemplo asegura que las relaciones entre las tablas se mantengan correctamente durante y después de la actualización de la clave primari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1:29:05.478820289</meta:creation-date>
    <meta:generator>LibreOffice/7.3.7.2$Linux_X86_64 LibreOffice_project/30$Build-2</meta:generator>
    <dc:date>2024-05-27T14:02:01.609052310</dc:date>
    <meta:editing-duration>PT5H38M7S</meta:editing-duration>
    <meta:editing-cycles>4</meta:editing-cycles>
    <meta:document-statistic meta:table-count="0" meta:image-count="0" meta:object-count="0" meta:page-count="9" meta:paragraph-count="310" meta:word-count="2068" meta:character-count="14524" meta:non-whitespace-character-count="12484"/>
  </office:meta>
</office:document-meta>
</file>